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tainsRegexpSelector.isSelected( Resource r )</text:p>
          </table:table-cell>
          <table:table-cell office:value-type="float" office:value="8">
            <text:p text:style-name="Table_20_Contents">8</text:p>
          </table:table-cell>
          <table:table-cell office:value-type="float" office:value="2">
            <text:p text:style-name="Table_20_Contents">2</text:p>
          </table:table-cell>
          <table:table-cell office:value-type="float" office:value="38">
            <text:p text:style-name="Table_20_Contents">38</text:p>
          </table:table-cell>
        </table:table-row>
        <table:table-row>
          <table:table-cell office:value-type="string">
            <text:p text:style-name="Table_20_Contents">ContainsRegexpSelector.ContainsRegexpSelec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ContainsRegexpSelector.verifySetting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ntainsRegexpSelector.isSelected( File basedir , String filename , File 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ainsRegexpSelector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ontainsRegexpSelector.setParameters( Parameter [ ] parameter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ContainsRegexpSelector.setExpression( String theexpres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